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09d" officeooo:paragraph-rsid="0015109d"/>
    </style:style>
    <style:style style:name="P2" style:family="paragraph" style:parent-style-name="Standard">
      <style:text-properties fo:font-weight="bold" officeooo:rsid="0015109d" officeooo:paragraph-rsid="0015109d" style:font-weight-asian="bold" style:font-weight-complex="bold"/>
    </style:style>
    <style:style style:name="P3" style:family="paragraph" style:parent-style-name="Standard" style:list-style-name="List_20_1">
      <style:text-properties fo:font-weight="normal" officeooo:rsid="00151792" officeooo:paragraph-rsid="00151792" style:font-weight-asian="normal" style:font-weight-complex="normal"/>
    </style:style>
    <style:style style:name="P4" style:family="paragraph" style:parent-style-name="Text_20_body" style:list-style-name="List_20_1"/>
    <style:style style:name="P5" style:family="paragraph" style:parent-style-name="Text_20_body" style:list-style-name="List_20_1">
      <style:text-properties officeooo:rsid="00151792" officeooo:paragraph-rsid="00151792"/>
    </style:style>
    <style:style style:name="P6" style:family="paragraph" style:parent-style-name="Text_20_body">
      <style:text-properties officeooo:rsid="00151792" officeooo:paragraph-rsid="00151792"/>
    </style:style>
    <style:style style:name="T1" style:family="text">
      <style:text-properties officeooo:rsid="00151792"/>
    </style:style>
    <style:style style:name="T2" style:family="text">
      <style:text-properties fo:font-variant="normal" fo:text-transform="none" fo:color="#222222" style:font-name="Arial" fo:font-size="7.30000019073486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7.30000019073486pt" fo:letter-spacing="normal" fo:font-style="normal" fo:font-weight="normal" officeooo:rsid="00151792"/>
    </style:style>
    <style:style style:name="T4" style:family="text">
      <style:text-properties fo:font-variant="normal" fo:text-transform="none" fo:color="#2c818f" style:text-line-through-style="none" style:text-line-through-type="none" style:font-name="Arial" fo:font-size="7.30000019073486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nostics – Special Issue</text:p>
      <text:p text:style-name="P1"><text:a xlink:type="simple" xlink:href="https://www.mdpi.com/journal/diagnostics/special_issues/dementia_diagnosis" text:style-name="Internet_20_link" text:visited-style-name="Visited_20_Internet_20_Link">https://www.mdpi.com/journal/diagnostics/special_issues/dementia_diagnosis</text:a></text:p>
      <text:p text:style-name="P2"/>
      <text:p text:style-name="P2">Diagnosis of Dementia and Cognitive Impairment</text:p>
      <text:list xml:id="list3102034256" text:style-name="List_20_1">
        <text:list-item>
          <text:p text:style-name="P3">the ‘dementia diagnosis gap’</text:p>
        </text:list-item>
        <text:list-item>
          <text:p text:style-name="P4">For planned papers, a title and short abstract (about 100 words) can be sent to the Editorial Office for announcement on this website.</text:p>
        </text:list-item>
        <text:list-item>
          <text:p text:style-name="P4"><text:span text:style-name="T1">Planned Papers: A. Burns ‘</text:span>Should we screen for dementia and delirium?’</text:p>
          <text:list>
            <text:list-item>
              <text:p text:style-name="P5">should check this list before we decide on direction/title</text:p>
            </text:list-item>
          </text:list>
        </text:list-item>
      </text:list>
      <text:p text:style-name="P6"/>
      <text:p text:style-name="P6">Submission guidelines</text:p>
      <text:p text:style-name="P6"><text:a xlink:type="simple" xlink:href="https://www.mdpi.com/journal/diagnostics/instructions" text:style-name="Internet_20_link" text:visited-style-name="Visited_20_Internet_20_Link">https://www.mdpi.com/journal/diagnostics/instructions</text:a></text:p>
      <text:list xml:id="list103435045481133" text:continue-numbering="true" text:style-name="List_20_1">
        <text:list-item>
          <text:p text:style-name="P5">figures in text directly after the first paragraph that mentions it</text:p>
        </text:list-item>
        <text:list-item>
          <text:p text:style-name="P5">supplementary files are allowed</text:p>
        </text:list-item>
        <text:list-item>
          <text:p text:style-name="P5">Cover letter needed</text:p>
        </text:list-item>
        <text:list-item>
          <text:p text:style-name="P4">Title, Author list, Affiliations, Abstract, Keywords LIT REVIEW Supplementary Materials, Acknowledgments, Author Contributions, Conflicts of Interest, <text:a xlink:type="simple" xlink:href="https://www.mdpi.com/journal/diagnostics/instructions#references" text:style-name="Internet_20_link" text:visited-style-name="Visited_20_Internet_20_Link">References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9-04-08T10:23:36.959137967</meta:creation-date>
    <dc:date>2019-04-08T10:34:33.591445019</dc:date>
    <dc:creator>A Sternin</dc:creator>
    <meta:editing-duration>PT56S</meta:editing-duration>
    <meta:editing-cycles>2</meta:editing-cycles>
    <meta:generator>LibreOffice/6.1.2.1$MacOSX_X86_64 LibreOffice_project/65905a128db06ba48db947242809d14d3f9a93fe</meta:generator>
    <meta:document-statistic meta:table-count="0" meta:image-count="0" meta:object-count="0" meta:page-count="1" meta:paragraph-count="13" meta:word-count="103" meta:character-count="798" meta:non-whitespace-character-count="715"/>
    <meta:user-defined meta:name="ZOTERO_PREF_1">&lt;data data-version="3" zotero-version="5.0.65"&gt;&lt;session id="snB4IJWN"/&gt;&lt;style id="http://www.zotero.org/styles/multidisciplinary-digital-publishing-institute" hasBibliography="1" bibliographyStyleHasBeenSet="0"/&gt;&lt;prefs&gt;&lt;pref name="fieldType" value="Refere</meta:user-defined>
    <meta:user-defined meta:name="ZOTERO_PREF_2">nceMark"/&gt;&lt;/prefs&gt;&lt;/data&gt;</meta:user-defined>
  </office:meta>
</office:document-meta>
</file>